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Evaluation HTML CSS JAVASCRIPT - DIU</text:p>
      <text:p text:style-name="Author">Marc Bouché Pillon &amp; Nicolas Ogier</text:p>
      <text:p text:style-name="Date">17 février 2021</text:p>
      <text:h text:style-name="Heading_20_1" text:outline-level="1"><text:bookmark-start text:name="evaluation-html-css-javascript"/>Evaluation HTML CSS JAVASCRIPT<text:bookmark-end text:name="evaluation-html-css-javascript"/></text:h>
      <text:h text:style-name="Heading_20_2" text:outline-level="2"><text:bookmark-start text:name="page-au-format-xhtml"/>Page au format XHTML<text:bookmark-end text:name="page-au-format-xhtml"/></text:h>
      <text:p text:style-name="First_20_paragraph">La page <text:a xlink:type="simple" xlink:href="xhtml.html" office:name=""><text:span text:style-name="Definition"><text:span text:style-name="Source_Text">xhtml.html</text:span></text:span></text:a> est un exerciseur sur l’algèbre de Boole.</text:p>
      <text:p text:style-name="Text_20_body">On y choisit la fonction à travailler, on peut afficher ou non la table de vérité associée, la question, la réponse si on le souhaite. On peut choisir les valeurs des entrées binaires A et B par une série de boutons radio.</text:p>
      <text:h text:style-name="Heading_20_2" text:outline-level="2"><text:bookmark-start text:name="page-au-format-html5"/>Page au format HTML5<text:bookmark-end text:name="page-au-format-html5"/></text:h>
      <text:p text:style-name="First_20_paragraph">La page <text:a xlink:type="simple" xlink:href="html5.html" office:name=""><text:span text:style-name="Definition"><text:span text:style-name="Source_Text">html5.html</text:span></text:span></text:a> est une page reprenant la citation de Wikipédia sur Boole, son image (déplaçable à gauche et à droite), ainsi qu’une vidéo d’exercice sur le Ou exclusif. Vous pouvez y écouter une musique au format mp3.</text:p>
      <text:p text:style-name="Text_20_body">Le formulaire de la page permet d’envoyer un courriel (la fonction d’envois du courriel n’est pas implémenté, juste la validation du formulaire par affichage d’une boite de dialogue reprenant les valeurs saisies).</text:p>
      <text:p text:style-name="Text_20_body">Le dernier bouton permet d’afficher une liste à puce des valeurs des variables saisies dans les formulaires. Pour stocker ces valeurs, nous avons eu recours aux localStorage afin de permettre à la page html5 de lire les valeurs de la page xhtml.</text:p>
      <text:h text:style-name="Heading_20_2" text:outline-level="2"><text:bookmark-start text:name="fichiers-css"/>Fichiers CSS<text:bookmark-end text:name="fichiers-css"/></text:h>
      <text:p text:style-name="First_20_paragraph">Chaque page à son propre fichier CSS :</text:p>
      <text:list text:style-name="L1">
        <text:list-item>
          <text:p text:style-name="P1"><text:a xlink:type="simple" xlink:href="styles/styles.css" office:name=""><text:span text:style-name="Definition"><text:span text:style-name="Source_Text">style.css</text:span></text:span></text:a> pour la page xhtml.html</text:p>
        </text:list-item>
        <text:list-item>
          <text:p text:style-name="P1"><text:a xlink:type="simple" xlink:href="styles/styles_html5.css" office:name=""><text:span text:style-name="Definition"><text:span text:style-name="Source_Text">style_html5.css</text:span></text:span></text:a> pour la page html5.html car elle contient des balises spécifiques au HTML5</text:p>
        </text:list-item>
      </text:list>
      <text:h text:style-name="Heading_20_2" text:outline-level="2"><text:bookmark-start text:name="fichier-javascript"/>Fichier Javascript<text:bookmark-end text:name="fichier-javascript"/></text:h>
      <text:p text:style-name="First_20_paragraph">Le fichier <text:a xlink:type="simple" xlink:href="javascript/script.js" office:name=""><text:span text:style-name="Definition"><text:span text:style-name="Source_Text">script.js</text:span></text:span></text:a> est commun aux deux pages, la lecture d’un <text:span text:style-name="Source_Text">input</text:span> masqué (<text:span text:style-name="Source_Text">hidden</text:span>) permet de vérifier sur quelle page est appelé le javascript afin de ne pas générer d’erreur par la lecture d’éléments de formulaire non présents sur cette page par exemple, ou pour tenir compte des particularité du HTML5.</text:p>
      <text:h text:style-name="Heading_20_2" text:outline-level="2"><text:bookmark-start text:name="crédits"/>Crédits :<text:bookmark-end text:name="crédits"/></text:h>
      <text:h text:style-name="Heading_20_3" text:outline-level="3"><text:bookmark-start text:name="vidéo-video_booleens_mon_lycee_numerique.mp4"/>Vidéo : <text:a xlink:type="simple" xlink:href="media/video_booleens_mon_lycee_numerique.mp4" office:name=""><text:span text:style-name="Definition">video_booleens_mon_lycee_numerique.mp4</text:span></text:a><text:bookmark-end text:name="vidéo-video_booleens_mon_lycee_numerique.mp4"/></text:h>
      <text:h text:style-name="Heading_20_4" text:outline-level="4"><text:bookmark-start text:name="auteur"/>Auteur :<text:bookmark-end text:name="auteur"/></text:h>
      <text:p text:style-name="First_20_paragraph">Pascal Thérèse : professeur de mathématiques dans un lycée de Haute-Marne , formateur en mathématique/SNT</text:p>
      <text:h text:style-name="Heading_20_4" text:outline-level="4"><text:bookmark-start text:name="licence"/>Licence :<text:bookmark-end text:name="licence"/></text:h>
      <text:p text:style-name="First_20_paragraph">Licence Creative Commons Attribution - Pas d’Utilisation Commerciale - Partage dans les Mêmes Conditions 4.0 International</text:p>
      <text:h text:style-name="Heading_20_4" text:outline-level="4"><text:bookmark-start text:name="source"/>Source :<text:bookmark-end text:name="source"/></text:h>
      <text:p text:style-name="First_20_paragraph"><text:a xlink:type="simple" xlink:href="http://monlyceenumerique.fr/nsi_premiere/bases_b/b5_cours_sur_les_booleens.php" office:name=""><text:span text:style-name="Definition">Mon lycée numérique : cours sur les booléens</text:span></text:a></text:p>
      <text:h text:style-name="Heading_20_3" text:outline-level="3"><text:bookmark-start text:name="musique-slainte-starofthecountydown.mp3"/>Musique : <text:a xlink:type="simple" xlink:href="media/Slainte-StaroftheCountyDown.mp3" office:name=""><text:span text:style-name="Definition">Slainte-StaroftheCountyDown.mp3</text:span></text:a><text:bookmark-end text:name="musique-slainte-starofthecountydown.mp3"/></text:h>
      <text:h text:style-name="Heading_20_4" text:outline-level="4"><text:bookmark-start text:name="auteur-1"/>Auteur :<text:bookmark-end text:name="auteur-1"/></text:h>
      <text:p text:style-name="First_20_paragraph">Sláinte</text:p>
      <text:h text:style-name="Heading_20_4" text:outline-level="4"><text:bookmark-start text:name="track"/>Track :<text:bookmark-end text:name="track"/></text:h>
      <text:p text:style-name="First_20_paragraph">Star of the County Down</text:p>
      <text:h text:style-name="Heading_20_4" text:outline-level="4"><text:bookmark-start text:name="licence-1"/>Licence :<text:bookmark-end text:name="licence-1"/></text:h>
      <text:p text:style-name="First_20_paragraph">https://creativecommons.org/licenses/by-sa/3.0/deed.fr</text:p>
      <text:h text:style-name="Heading_20_4" text:outline-level="4"><text:bookmark-start text:name="source-1"/>Source :<text:bookmark-end text:name="source-1"/></text:h>
      <text:p text:style-name="First_20_paragraph"><text:a xlink:type="simple" xlink:href="https://auboutdufil.com/?id=555" office:name=""><text:span text:style-name="Definition">Télécharger gratuitement Sláinte - Star of the County Down</text:span></text:a></text:p>
      <text:h text:style-name="Heading_20_3" text:outline-level="3"><text:bookmark-start text:name="images-de-george-boole-george_boole.jpg"/>Images de George Boole : <text:a xlink:type="simple" xlink:href="media/George_Boole.jpg" office:name=""><text:span text:style-name="Definition">George_Boole.jpg</text:span></text:a><text:bookmark-end text:name="images-de-george-boole-george_boole.jpg"/></text:h>
      <text:h text:style-name="Heading_20_4" text:outline-level="4"><text:bookmark-start text:name="auteur-2"/>Auteur :<text:bookmark-end text:name="auteur-2"/></text:h>
      <text:p text:style-name="First_20_paragraph">inconnu</text:p>
      <text:h text:style-name="Heading_20_4" text:outline-level="4"><text:bookmark-start text:name="lien"/>Lien :<text:bookmark-end text:name="lien"/></text:h>
      <text:p text:style-name="First_20_paragraph"><text:a xlink:type="simple" xlink:href="http://schools.keldysh.ru/sch444/museum/1_17-19.htm" office:name=""><text:span text:style-name="Definition">http://schools.keldysh.ru/sch444/museum/1_17-19.htm</text:span></text:a></text:p>
      <text:h text:style-name="Heading_20_4" text:outline-level="4"><text:bookmark-start text:name="licence-2"/>Licence :<text:bookmark-end text:name="licence-2"/></text:h>
      <text:p text:style-name="First_20_paragraph">Domaine pub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4</meta:generator>
    <dc:title>Evaluation HTML CSS JAVASCRIPT - DIU</dc:title>
    <dc:description/>
    <dc:subject/>
    <meta:keyword/>
    <meta:initial-creator>Marc Bouché Pillon &amp; Nicolas Ogier</meta:initial-creator>
    <dc:creator>Marc Bouché Pillon &amp; Nicolas Ogier</dc:creator>
    <meta:creation-date>2021-02-16T22:34:34Z</meta:creation-date>
    <dc:date>2021-02-16T22:34:34Z</dc:date>
    <meta:user-defined meta:name="date" meta:value-type="string">17 février 2021</meta:user-defined>
  </office:meta>
</office:document-meta>
</file>